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0300000003060B8D6A5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  <text:p text:style-name="Standard"/>
      <text:p text:style-name="Standard"><draw:frame draw:style-name="fr1" draw:name="graphics1" text:anchor-type="paragraph" svg:width="0.5in" svg:height="0.5in" draw:z-index="1"><draw:image xlink:href="Pictures/10000000000000300000003060B8D6A5.jp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Object1" text:anchor-type="paragraph" svg:x="0.0252in" svg:y="0.1083in" svg:width="5.4173in" svg:height="3.1709in" draw:z-index="0"><draw:object xlink:href="../helloWorld.odt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initial-creator>Bart Hanssens</meta:initial-creator>
    <meta:creation-date>2009-10-02T18:33:33</meta:creation-date>
    <dc:date>2009-10-02T18:38:58</dc:date>
    <dc:creator>Bart Hanssens</dc:creator>
    <meta:editing-duration>PT00H01M47S</meta:editing-duration>
    <meta:editing-cycles>1</meta:editing-cycles>
    <meta:generator>OpenOffice.org/3.1$Unix OpenOffice.org_project/310m19$Build-9420</meta:generator>
    <meta:document-statistic meta:table-count="0" meta:image-count="1" meta:object-count="1" meta:page-count="1" meta:paragraph-count="1" meta:word-count="2" meta:character-count="11"/>
    <meta:user-defined meta:name="Info 1"/>
    <meta:user-defined meta:name="Info 2"/>
    <meta:user-defined meta:name="Info 3"/>
    <meta:user-defined meta:name="Info 4"/>
  </office:meta>
</office:document-meta>
</file>